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officeooo:rsid="0013de64" officeooo:paragraph-rsid="0013de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da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22:57:09.042503512</meta:creation-date>
    <dc:date>2022-11-29T23:07:19.051256041</dc:date>
    <meta:editing-duration>PT10M10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3.7.2$Linux_X86_64 LibreOffice_project/30$Build-2</meta:generator>
  </office:meta>
</office:document-meta>
</file>